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0.7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Rocket (takes off vertically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style-name="ce2" office:value-type="string">
            <text:p>X</text:p>
          </table:table-cell>
          <table:table-cell table:style-name="ce1"/>
          <table:table-cell/>
          <table:table-cell table:formula="of:=IF([.E7]=&quot;X&quot;;128;0)+IF([.F7]=&quot;X&quot;;64;0)+IF([.G7]=&quot;X&quot;;32;0)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3" table:style-name="ce2" office:value-type="string">
            <text:p>X</text:p>
          </table:table-cell>
          <table:table-cell/>
          <table:table-cell table:formula="of:=IF([.E8]=&quot;X&quot;;128;0)+IF([.F8]=&quot;X&quot;;64;0)+IF([.G8]=&quot;X&quot;;32;0)" office:value-type="float" office:value="224">
            <text:p>22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3" table:style-name="ce2" office:value-type="string">
            <text:p>X</text:p>
          </table:table-cell>
          <table:table-cell/>
          <table:table-cell table:formula="of:=IF([.E9]=&quot;X&quot;;128;0)+IF([.F9]=&quot;X&quot;;64;0)+IF([.G9]=&quot;X&quot;;32;0)" office:value-type="float" office:value="224">
            <text:p>22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>
            <text:p>X</text:p>
          </table:table-cell>
          <table:table-cell table:style-name="ce1"/>
          <table:table-cell table:style-name="ce2" office:value-type="string">
            <text:p>X</text:p>
          </table:table-cell>
          <table:table-cell/>
          <table:table-cell table:formula="of:=IF([.E10]=&quot;X&quot;;128;0)+IF([.F10]=&quot;X&quot;;64;0)+IF([.G10]=&quot;X&quot;;32;0)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>
            <text:p>X</text:p>
          </table:table-cell>
          <table:table-cell table:style-name="ce1"/>
          <table:table-cell table:style-name="ce2" office:value-type="string">
            <text:p>X</text:p>
          </table:table-cell>
          <table:table-cell/>
          <table:table-cell table:formula="of:=IF([.E11]=&quot;X&quot;;128;0)+IF([.F11]=&quot;X&quot;;64;0)+IF([.G11]=&quot;X&quot;;32;0)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ine (occupies random position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>
            <text:p>X</text:p>
          </table:table-cell>
          <table:table-cell table:style-name="ce4"/>
          <table:table-cell table:style-name="ce3" office:value-type="string">
            <text:p>X</text:p>
          </table:table-cell>
          <table:table-cell/>
          <table:table-cell table:formula="of:=IF([.E15]=&quot;X&quot;;128;0)+IF([.F15]=&quot;X&quot;;64;0)+IF([.G15]=&quot;X&quot;;32;0)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style-name="ce3" office:value-type="string">
            <text:p>X</text:p>
          </table:table-cell>
          <table:table-cell table:style-name="ce4"/>
          <table:table-cell/>
          <table:table-cell table:formula="of:=IF([.E16]=&quot;X&quot;;128;0)+IF([.F16]=&quot;X&quot;;64;0)+IF([.G16]=&quot;X&quot;;32;0)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>
            <text:p>X</text:p>
          </table:table-cell>
          <table:table-cell table:style-name="ce4" office:value-type="string">
            <text:p><text:s/></text:p>
          </table:table-cell>
          <table:table-cell table:style-name="ce3" office:value-type="string">
            <text:p>X</text:p>
          </table:table-cell>
          <table:table-cell/>
          <table:table-cell table:formula="of:=IF([.E17]=&quot;X&quot;;128;0)+IF([.F17]=&quot;X&quot;;64;0)+IF([.G17]=&quot;X&quot;;32;0)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Fuel dump (stationary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number-columns-repeated="3" table:style-name="ce2" office:value-type="string">
            <text:p>X</text:p>
          </table:table-cell>
          <table:table-cell/>
          <table:table-cell table:formula="of:=IF([.E21]=&quot;X&quot;;128;0)+IF([.F21]=&quot;X&quot;;64;0)+IF([.G21]=&quot;X&quot;;32;0)" office:value-type="float" office:value="224">
            <text:p>22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3" table:style-name="ce2" office:value-type="string">
            <text:p>X</text:p>
          </table:table-cell>
          <table:table-cell/>
          <table:table-cell table:formula="of:=IF([.E22]=&quot;X&quot;;128;0)+IF([.F22]=&quot;X&quot;;64;0)+IF([.G22]=&quot;X&quot;;32;0)" office:value-type="float" office:value="224">
            <text:p>22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3" table:style-name="ce2" office:value-type="string">
            <text:p>X</text:p>
          </table:table-cell>
          <table:table-cell/>
          <table:table-cell table:formula="of:=IF([.E23]=&quot;X&quot;;128;0)+IF([.F23]=&quot;X&quot;;64;0)+IF([.G23]=&quot;X&quot;;32;0)" office:value-type="float" office:value="224">
            <text:p>22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>
            <text:p>X</text:p>
          </table:table-cell>
          <table:table-cell table:style-name="ce1"/>
          <table:table-cell table:style-name="ce2" office:value-type="string">
            <text:p>X</text:p>
          </table:table-cell>
          <table:table-cell/>
          <table:table-cell table:formula="of:=IF([.E24]=&quot;X&quot;;128;0)+IF([.F24]=&quot;X&quot;;64;0)+IF([.G24]=&quot;X&quot;;32;0)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gnetic Mine (vertically mirrors playe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>
            <text:p>X</text:p>
          </table:table-cell>
          <table:table-cell table:style-name="ce1"/>
          <table:table-cell table:style-name="ce2" office:value-type="string">
            <text:p>X</text:p>
          </table:table-cell>
          <table:table-cell/>
          <table:table-cell table:formula="of:=IF([.E28]=&quot;X&quot;;128;0)+IF([.F28]=&quot;X&quot;;64;0)+IF([.G28]=&quot;X&quot;;32;0)" office:value-type="float" office:value="160">
            <text:p>16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/>
          <table:table-cell table:style-name="ce2" office:value-type="string">
            <text:p>X</text:p>
          </table:table-cell>
          <table:table-cell table:style-name="ce1"/>
          <table:table-cell/>
          <table:table-cell table:formula="of:=IF([.E29]=&quot;X&quot;;128;0)+IF([.F29]=&quot;X&quot;;64;0)+IF([.G29]=&quot;X&quot;;32;0)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/>
          <table:table-cell table:style-name="ce2" office:value-type="string">
            <text:p>X</text:p>
          </table:table-cell>
          <table:table-cell table:style-name="ce1"/>
          <table:table-cell/>
          <table:table-cell table:formula="of:=IF([.E30]=&quot;X&quot;;128;0)+IF([.F30]=&quot;X&quot;;64;0)+IF([.G30]=&quot;X&quot;;32;0)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>
            <text:p>X</text:p>
          </table:table-cell>
          <table:table-cell table:style-name="ce1"/>
          <table:table-cell table:style-name="ce2" office:value-type="string">
            <text:p>X</text:p>
          </table:table-cell>
          <table:table-cell/>
          <table:table-cell table:formula="of:=IF([.E31]=&quot;X&quot;;128;0)+IF([.F31]=&quot;X&quot;;64;0)+IF([.G31]=&quot;X&quot;;32;0)" office:value-type="float" office:value="160">
            <text:p>16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5:41:47.67</meta:creation-date>
    <dc:date>2013-04-04T15:51:50.40</dc:date>
    <meta:editing-duration>P0D</meta:editing-duration>
    <meta:editing-cycles>1</meta:editing-cycles>
    <meta:document-statistic meta:table-count="1" meta:cell-count="68" meta:object-count="0"/>
    <meta:generator>LibreOffice/4.0.1.2$Windows_x86 LibreOffice_project/84102822e3d61eb989ddd325abf1ac077904985</meta:generator>
  </office:meta>
</office:document-meta>
</file>